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dd new friend" draw:style-name="dp1" draw:master-page-name="Default">
        <draw:custom-shape draw:style-name="gr1" draw:text-style-name="P2" draw:layer="layout" svg:width="5.08cm" svg:height="1.27cm" svg:x="6.715cm" svg:y="2.27cm">
          <text:p text:style-name="P1"><text:span text:style-name="T1">New friend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6.715cm" svg:y="9.255cm">
          <text:p text:style-name="P1"><text:span text:style-name="T1">New friend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8cm" svg:height="2.54cm" svg:x="6.715cm" svg:y="4.175cm">
          <text:p text:style-name="P1"><text:span text:style-name="T1">Already a frien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0-17T11:57:53.26</meta:creation-date>
    <dc:date>2008-10-17T12:00:14.56</dc:date>
    <dc:creator>Azrul Rahim</dc:creator>
    <meta:editing-duration>PT00H02M23S</meta:editing-duration>
    <meta:editing-cycles>2</meta:editing-cycles>
    <meta:generator>OpenOffice.org/3.0$Win32 OpenOffice.org_project/300m9$Build-9358</meta:generator>
    <meta:document-statistic meta:object-count="3"/>
  </office:meta>
</office:document-meta>
</file>